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paragraph-properties fo:margin-top="0in" fo:margin-bottom="0.1181in" fo:line-height="100%"/>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Heading_20_1" style:master-page-name="First_20_Page">
      <style:paragraph-properties style:page-number="auto"/>
    </style:style>
    <style:style style:name="P2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3in" style:type="center"/>
          <style:tab-stop style:position="6.5in" style:type="right"/>
        </style:tab-stops>
      </style:paragraph-properties>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147922517479715522" text:style-name="L1">
        <text:list-item>
          <text:p text:style-name="P19">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3264441621147075367" text:style-name="L2">
        <text:list-item>
          <text:p text:style-name="P20">“Permanent error” — This node does not process datagrams, will not accept a datagram from this source, or for some other reason will not ever be able to accept this particular datagram. The datagram should not be retransmitted.</text:p>
        </text:list-item>
        <text:list-item>
          <text:p text:style-name="P20">“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text:soft-page-break/>“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text:soft-page-break/>Only frame. <text:s/>These are described in more detail below. <text:s/>The CAN header values are chosen to prevent CAN priority from reordering frames in a way that would damage the transmission. </text:p>
      <text:list xml:id="list8678713369277193738" text:style-name="L3">
        <text:list-item>
          <text:p text:style-name="P21">CAN-Datagram Content Single Frame — Note that zero-length datagrams are valid.</text:p>
        </text:list-item>
        <text:list-item>
          <text:p text:style-name="P21">CAN-Datagram Content First Frame — Note that there's no requirement that this contain 8 bytes. This is to keep the total number of frames in a Datagram Content message bounded.</text:p>
        </text:list-item>
        <text:list-item>
          <text:p text:style-name="P21">CAN-Datagram Content Middle Frame — Note that there's no requirement that this contain 8 bytes. It cannot be empty, though.</text:p>
        </text:list-item>
        <text:list-item>
          <text:p text:style-name="P21">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3234970946752258472" text:style-name="L4">
        <text:list-item>
          <text:p text:style-name="P22">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2">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text:soft-page-break/>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2492669125488931305" text:style-name="L5">
        <text:list-item>
          <text:p text:style-name="P23">Memory configuration: Simple one-value reads and writes of configuration data are one-to-one operations that need to exchange 4-8-16-32 bytes of data.</text:p>
        </text:list-item>
        <text:list-item>
          <text:p text:style-name="P23">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3"><text:soft-page-break/>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line-break/><text:tab/>Datagram First Frame from B →<text:line-break/><text:soft-page-break/><text:tab/>← Datagram Rejected, Resend OK to B<text:line-break/><text:tab/>Datagram Middle Frame from A →<text:line-break/><text:tab/>Datagram Last Frame from A →<text:line-break/><text:tab/>← Datagram Received OK to A<text:line-break/><text:tab/>Datagram First Frame from B →<text:line-break/><text:tab/>Datagram Final Frame from B →<text:line-break/><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ext:soft-page-break/>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787887124536755831" text:style-name="L6">
        <text:list-item>
          <text:p text:style-name="P24">A one-byte ID field with a central sequential method of assignment. <text:span text:style-name="T5">It is</text:span> called the “Datagram Protocol ID”. This is small, so doesn't use much space on CAN, but requires central recording of IDs.</text:p>
        </text:list-item>
        <text:list-item>
          <text:p text:style-name="P24">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header of N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1787903322420237049" text:style-name="L7">
        <text:list-item>
          <text:p text:style-name="P25"><text:soft-page-break/>Node A creates a datagram for node B in its buffer and starts to send it.</text:p>
        </text:list-item>
        <text:list-item>
          <text:p text:style-name="P25">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roduction<text:tab/>1</text:p>
          <text:p text:style-name="P16"><text:s/>2.2 Intended Use<text:tab/>1</text:p>
          <text:p text:style-name="P16"><text:s/>2.3 References and Context<text:tab/>1</text:p>
          <text:p text:style-name="P16"><text:s/>2.4  Message Formats<text:tab/>1</text:p>
          <text:p text:style-name="P17"><text:s/>2.4.1 Datagram Content<text:tab/>1</text:p>
          <text:p text:style-name="P17"><text:s/>2.4.2 Datagram Received OK<text:tab/>2</text:p>
          <text:p text:style-name="P17"><text:s/>2.4.3 Datagram Rejected<text:tab/>2</text:p>
          <text:p text:style-name="P18"><text:s/>2.4.3.1 Error Codes<text:tab/>2</text:p>
          <text:p text:style-name="P16"><text:s/>2.5 States<text:tab/>3</text:p>
          <text:p text:style-name="P16"><text:s/>2.6 Interactions<text:tab/>3</text:p>
          <text:p text:style-name="P17"><text:s/>2.6.1 Normal Transmission<text:tab/>3</text:p>
          <text:p text:style-name="P17"><text:s/>2.6.2 Rejected Transmission<text:tab/>3</text:p>
          <text:p text:style-name="P16"><text:s/>2.7 Implementation via CAN Transport<text:tab/>3</text:p>
          <text:p text:style-name="P17"><text:s/>2.7.1 CAN Message Formats<text:tab/>3</text:p>
          <text:p text:style-name="P17"><text:s/>2.7.2 CAN States<text:tab/>4</text:p>
          <text:p text:style-name="P17"><text:s/>2.7.3 CAN Interactions<text:tab/>4</text:p>
          <text:p text:style-name="P18"><text:s/>2.7.3.1 Normal Transmission<text:tab/>4</text:p>
          <text:p text:style-name="P18"><text:s/>2.7.3.2 Rejected Transmission<text:tab/>5</text:p>
          <text:p text:style-name="P15"><text:s/>3 Background Information<text:tab/>5</text:p>
          <text:p text:style-name="P16"><text:s/>3.1 Use Cases<text:tab/>5</text:p>
          <text:p text:style-name="P16"><text:s/>3.2 Discussion<text:tab/>6</text:p>
          <text:p text:style-name="P16"><text:s/>3.3 Examples<text:tab/>6</text:p>
          <text:p text:style-name="P17"><text:s/>3.3.1 Normal CAN case<text:tab/>6</text:p>
          <text:p text:style-name="P17"><text:s/>3.3.2 Short CAN datagram case<text:tab/>6</text:p>
          <text:p text:style-name="P17"><text:s/>3.3.3 Rejected short CAN datagram case<text:tab/>6</text:p>
          <text:p text:style-name="P17"><text:s/>3.3.4 Rejected interleaved CAN datagram case:<text:tab/>6</text:p>
          <text:p text:style-name="P17"><text:s/>3.3.5 Command/Reply Example<text:tab/>7</text:p>
          <text:p text:style-name="P17"><text:s/>3.3.6 Back and Forth Datagram Protocol<text:tab/>7</text:p>
          <text:p text:style-name="P16"><text:s/>3.4 Datagram Content<text:tab/>7</text:p>
          <text:p text:style-name="P16"><text:s/>3.5 Numerology<text:tab/>8</text:p>
          <text:p text:style-name="P16"><text:s/>3.6 Future Extensions<text:tab/>9</text:p>
          <text:p text:style-name="P16"><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116195904" text:id="ct1116195904">
            <text:insertion>
              <office:change-info>
                <dc:creator>Bob Jacobsen</dc:creator>
                <dc:date>2013-02-06T22:36:00</dc:date>
              </office:change-info>
            </text:insertion>
          </text:changed-region>
          <text:changed-region xml:id="ct546488144" text:id="ct546488144">
            <text:deletion>
              <office:change-info>
                <dc:creator>Bob Jacobsen</dc:creator>
                <dc:date>2013-02-06T22:36:00</dc:date>
              </office:change-info>
              <text:p text:style-name="MP4"><text:span text:style-name="Page_20_Number"><text:span text:style-name="MT2"><text:date style:data-style-name="N116" text:date-value="2013-02-06T22:36:01.99">2-6-2013</text:date></text:span></text:span></text:p>
            </text:dele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change-start text:change-id="ct1116195904"/><text:span text:style-name="Page_20_Number"><text:span text:style-name="MT2"><text:date style:data-style-name="N75" text:date-value="2013-02-06T22:36:01.99">Feb 6, 2013</text:date></text:span></text:span><text:change-end text:change-id="ct1116195904"/><text:change text:change-id="ct54648814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6:01.99">Feb 6, 2013</text:date></text:p>
            </table:table-cell>
            <table:table-cell table:style-name="Table1.C1" office:value-type="string">
              <text:p text:style-name="MP7">Preliminary</text:p>
            </table:table-cell>
          </table:table-row>
        </table:table>
        <text:p text:style-name="Header"/>
      </style:header>
      <style:footer>
        <text:tracked-changes>
          <text:changed-region xml:id="ct479441360" text:id="ct479441360">
            <text:insertion>
              <office:change-info>
                <dc:creator>Bob Jacobsen</dc:creator>
                <dc:date>2013-02-06T22:35:00</dc:date>
              </office:change-info>
            </text:insertion>
          </text:changed-region>
          <text:changed-region xml:id="ct511402368" text:id="ct511402368">
            <text:deletion>
              <office:change-info>
                <dc:creator>Bob Jacobsen</dc:creator>
                <dc:date>2013-02-06T22:35:00</dc:date>
              </office:change-info>
              <text:p text:style-name="MP8"><text:span text:style-name="Page_20_Number"><text:span text:style-name="MT4"><text:date style:data-style-name="N116" text:date-value="2013-02-06T22:36:01.99">2-6-2013</text:date></text:span></text:span></text:p>
            </text:dele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change-start text:change-id="ct479441360"/><text:span text:style-name="Page_20_Number"><text:span text:style-name="MT2"><text:date style:data-style-name="N75" text:date-value="2013-02-06T22:36:01.99">Feb 6, 2013</text:date></text:span></text:span><text:change-end text:change-id="ct479441360"/><text:change text:change-id="ct51140236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7</meta:editing-cycles>
    <meta:editing-duration>PT15H49M50S</meta:editing-duration>
    <meta:generator>OpenOffice.org/3.4.1$Unix OpenOffice.org_project/341m1$Build-9593</meta:generator>
    <dc:date>2013-02-06T22:36:02</dc:date>
    <dc:creator>Bob Jacobsen</dc:creator>
    <meta:document-statistic meta:table-count="1" meta:image-count="1" meta:object-count="0" meta:page-count="11" meta:paragraph-count="192" meta:word-count="4365" meta:character-count="26331"/>
    <meta:user-defined meta:name="Info 1"/>
    <meta:user-defined meta:name="Info 2"/>
    <meta:user-defined meta:name="Info 3"/>
    <meta:user-defined meta:name="Info 4"/>
  </office:meta>
</office:document-meta>
</file>